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2CBB8CB48E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start="Dimension_20_Lines" draw:marker-start-center="true" draw:marker-end="Dimension_20_Lines" draw:marker-end-center="tru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12cm" svg:x="1.201cm" svg:y="9.5cm">
          <draw:image xlink:href="Pictures/1000000000000500000002CBB8CB48EE.jpg" xlink:type="simple" xlink:show="embed" xlink:actuate="onLoad">
            <text:p/>
          </draw:image>
        </draw:frame>
        <draw:line draw:style-name="gr2" draw:text-style-name="P1" draw:layer="layout" svg:x1="4.865cm" svg:y1="9.5cm" svg:x2="4.865cm" svg:y2="19.9cm">
          <text:p/>
        </draw:line>
        <draw:line draw:style-name="gr2" draw:text-style-name="P1" draw:layer="layout" svg:x1="8.4cm" svg:y1="9.5cm" svg:x2="8.438cm" svg:y2="20.079cm">
          <text:p/>
        </draw:line>
        <draw:line draw:style-name="gr2" draw:text-style-name="P1" draw:layer="layout" svg:x1="12.344cm" svg:y1="9.579cm" svg:x2="12.344cm" svg:y2="19.979cm">
          <text:p/>
        </draw:line>
        <draw:line draw:style-name="gr2" draw:text-style-name="P1" draw:layer="layout" svg:x1="16.4cm" svg:y1="9.5cm" svg:x2="16.402cm" svg:y2="20.1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6-14T11:50:50</dc:date>
    <meta:generator>LibreOffice/3.6$Linux_X86_64 LibreOffice_project/360m1$Build-2</meta:generator>
    <meta:editing-duration>P0D</meta:editing-duration>
    <meta:editing-cycles>1</meta:editing-cycles>
    <meta:document-statistic meta:object-count="5"/>
  </office:meta>
</office:document-meta>
</file>